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Ubuntu1" svg:font-family="Ubuntu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fo:min-height="10.165cm" fo:min-width="4.83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cm" svg:stroke-color="#000000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3465a4" draw:fill="solid" draw:fill-color="#9966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fo:min-height="3.763cm" fo:min-width="6.62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3465a4" draw:fill="solid" draw:fill-color="#ffd32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3465a4" draw:fill="solid" draw:fill-color="#b2b2b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3465a4" draw:fill="solid" draw:fill-color="#b2b2b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996699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fd320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b2b2b2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1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1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1" fo:font-size="11.3999996185303pt" fo:letter-spacing="normal" fo:font-style="normal" style:text-underline-style="none" fo:font-weight="normal" style:font-name-asian="DejaVu Sans1" style:font-size-asian="11.3999996185303pt" style:font-style-asian="normal" style:font-weight-asian="normal" style:font-name-complex="DejaVu Sans1" style:font-size-complex="11.399999618530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1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1" fo:font-size="10pt" fo:letter-spacing="normal" fo:font-style="italic" style:text-underline-style="none" fo:font-weight="normal" style:font-name-asian="DejaVu Sans1" style:font-size-asian="10pt" style:font-style-asian="italic" style:font-weight-asian="normal" style:font-name-complex="DejaVu Sans1" style:font-size-complex="10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1" fo:font-size="12.1999998092651pt" fo:letter-spacing="normal" fo:font-style="normal" style:text-underline-style="none" fo:font-weight="normal" style:font-size-asian="12.1999998092651pt" style:font-style-asian="normal" style:font-weight-asian="normal" style:font-size-complex="12.199999809265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6" draw:style-name="gr1" draw:text-style-name="P2" draw:layer="layout" svg:width="5.333cm" svg:height="10.414cm" svg:x="6.35cm" svg:y="4.318cm">
          <text:p text:style-name="P1"><text:span text:style-name="T1">Dimension Reduction</text:span></text:p>
          <text:p text:style-name="P1"><text:span text:style-name="T2"/></text:p>
          <text:p text:style-name="P1"><text:span text:style-name="T2">use t-SNE method for dimension reduction and visualization</text:span></text:p>
          <text:p text:style-name="P1"><text:span text:style-name="T2"/></text:p>
          <text:p text:style-name="P1"><text:span text:style-name="T2">parameter for evaluation in t-SNE application is '</text:span><text:span text:style-name="T3">perplexity</text:span><text:span text:style-name="T2">'</text:span></text:p>
          <text:p text:style-name="P1"><text:span text:style-name="T2"/></text:p>
          <text:p text:style-name="P1"><text:span text:style-name="T2">evaluate range of </text:span><text:span text:style-name="T3">perplexity</text:span><text:span text:style-name="T2"> from 5 → 1000</text:span></text:p>
          <text:p text:style-name="P1"><text:span text:style-name="T2"/></text:p>
          <text:p text:style-name="P1"><text:span text:style-name="T2">assess results based on :</text:span></text:p>
          <text:p text:style-name="P1"><text:span text:style-name="T2">visual evaluation of clustering</text:span></text:p>
          <text:p text:style-name="P1"><text:span text:style-name="T2">KL divergence</text:span></text:p>
          <text:p text:style-name="P1"><text:span text:style-name="T2">process time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2" draw:text-style-name="P3" draw:layer="layout" svg:width="4.825cm" svg:height="3.555cm" svg:x="22.835cm" svg:y="2.541cm">
          <text:p text:style-name="P1"><text:span text:style-name="T4">Cluster Interpretation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4" draw:layer="layout" svg:width="4.09cm" svg:height="2.217cm" svg:x="14.225cm" svg:y="12.371cm">
          <text:p text:style-name="P1"><text:span text:style-name="T5">hierarchical clustering</text:span></text:p>
          <text:p text:style-name="P1"><text:span text:style-name="T6"/></text:p>
          <text:p text:style-name="P1"><text:span text:style-name="T5">best_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4" draw:layer="layout" svg:width="4.09cm" svg:height="2.217cm" svg:x="14.225cm" svg:y="9.487cm">
          <text:p text:style-name="P1"><text:span text:style-name="T5">spectral clustering</text:span></text:p>
          <text:p text:style-name="P1"><text:span text:style-name="T6"/></text:p>
          <text:p text:style-name="P1"><text:span text:style-name="T5">best_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" draw:text-style-name="P4" draw:layer="layout" svg:width="4.091cm" svg:height="2.217cm" svg:x="14.224cm" svg:y="6.604cm">
          <text:p text:style-name="P1"><text:span text:style-name="T5">k-means</text:span></text:p>
          <text:p text:style-name="P1"><text:span text:style-name="T6"/></text:p>
          <text:p text:style-name="P1"><text:span text:style-name="T5">best_param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4" draw:text-style-name="P2" draw:layer="layout" svg:width="7.12cm" svg:height="4.012cm" svg:x="13.2cm" svg:y="2.338cm">
          <text:p text:style-name="P1"><text:span text:style-name="T4">Cluster Analysis</text:span></text:p>
          <text:p text:style-name="P1"><text:span text:style-name="T4"/></text:p>
          <text:p text:style-name="P1"><text:span text:style-name="T7">'best' dimension reduction from t-SNE</text:span></text:p>
          <text:p text:style-name="P1"><text:span text:style-name="T7"/></text:p>
          <text:p text:style-name="P1"><text:span text:style-name="T7">evaluate each clustering method using silhouette and elbow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5" draw:layer="layout" svg:width="4cm" svg:height="2.217cm" svg:x="23.544cm" svg:y="12.535cm">
          <text:p text:style-name="P1"><text:span text:style-name="T8">hierarchical</text:span></text:p>
          <text:p text:style-name="P1"><text:span text:style-name="T6"/></text:p>
          <text:p text:style-name="P1"><text:span text:style-name="T5">best params ..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5" draw:layer="layout" svg:width="4cm" svg:height="2.217cm" svg:x="23.544cm" svg:y="9.673cm">
          <text:p text:style-name="P1"><text:span text:style-name="T8"><text:s/></text:span><text:span text:style-name="T8">spectral clustering</text:span></text:p>
          <text:p text:style-name="P1"><text:span text:style-name="T6"/></text:p>
          <text:p text:style-name="P1"><text:span text:style-name="T5">best 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5" draw:layer="layout" svg:width="4cm" svg:height="2.217cm" svg:x="23.544cm" svg:y="6.693cm">
          <text:p text:style-name="P1"><text:span text:style-name="T8">k-means</text:span></text:p>
          <text:p text:style-name="P1"><text:span text:style-name="T6"/></text:p>
          <text:p text:style-name="P1"><text:span text:style-name="T5">best pa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6" draw:layer="layout" svg:width="4.128cm" svg:height="3.655cm" svg:x="29.654cm" svg:y="8.128cm">
          <text:p text:style-name="P1"><text:span text:style-name="T8">business view</text:span></text:p>
          <text:p text:style-name="P1"><text:span text:style-name="T6">analysis summary</text:span></text:p>
          <text:p text:style-name="P1"><text:span text:style-name="T6">recommend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2" draw:text-style-name="P3" draw:layer="layout" svg:width="5.079cm" svg:height="4.024cm" svg:x="29.718cm" svg:y="1.778cm">
          <text:p text:style-name="P1"><text:span text:style-name="T9"/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" draw:text-style-name="P7" draw:layer="layout" svg:x1="0cm" svg:y1="0cm" svg:x2="0.001cm" svg:y2="0.001cm">
          <text:p/>
        </draw:line>
        <draw:line draw:name="Line 20" draw:style-name="gr7" draw:text-style-name="P7" draw:layer="layout" svg:x1="0cm" svg:y1="0cm" svg:x2="0.001cm" svg:y2="0.001cm">
          <text:p/>
        </draw:line>
        <draw:line draw:name="Line 21" draw:style-name="gr7" draw:text-style-name="P7" draw:layer="layout" svg:x1="0cm" svg:y1="0cm" svg:x2="0.001cm" svg:y2="0.001cm">
          <text:p/>
        </draw:line>
        <draw:line draw:name="Line 22" draw:style-name="gr7" draw:text-style-name="P7" draw:layer="layout" svg:x1="0cm" svg:y1="0cm" svg:x2="0.001cm" svg:y2="0.001cm">
          <text:p/>
        </draw:line>
        <draw:line draw:name="Line 26" draw:style-name="gr7" draw:text-style-name="P7" draw:layer="layout" svg:x1="0cm" svg:y1="0cm" svg:x2="0.001cm" svg:y2="0.001cm">
          <text:p/>
        </draw:line>
        <draw:custom-shape draw:name="CustomShape 27" draw:style-name="gr8" draw:text-style-name="P8" draw:layer="layout" svg:width="3.301cm" svg:height="1.523cm" svg:x="10.668cm" svg:y="9.145cm">
          <text:p text:style-name="P1"><text:span text:style-name="T11">best parameters from </text:span><text:span text:style-name="T12">perplexity</text:span><text:span text:style-name="T11"> search</text:span></text:p>
          <draw:enhanced-geometry draw:mirror-horizontal="false" draw:mirror-vertical="false" drawooo:sub-view-size="3304 1525" draw:text-areas="0 0 ?f0 ?f1" svg:viewBox="0 0 0 0" draw:type="ooxml-non-primitive" draw:enhanced-path="M 254 0 C 127 0 0 127 0 254 L 0 1270 C 0 1397 127 1524 254 1524 L 3048 1524 C 3175 1524 3303 1397 3303 1270 L 3303 254 C 3303 127 3175 0 3048 0 L 254 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8" draw:text-style-name="P8" draw:layer="layout" svg:width="3.301cm" svg:height="1.523cm" svg:x="19.304cm" svg:y="8.89cm">
          <text:p text:style-name="P1"><text:span text:style-name="T11">choose n-clusters for each method</text:span></text:p>
          <draw:enhanced-geometry draw:mirror-horizontal="false" draw:mirror-vertical="false" drawooo:sub-view-size="3304 1525" draw:text-areas="0 0 ?f0 ?f1" svg:viewBox="0 0 0 0" draw:type="ooxml-non-primitive" draw:enhanced-path="M 254 0 C 127 0 0 127 0 254 L 0 1270 C 0 1397 127 1524 254 1524 L 3048 1524 C 3175 1524 3303 1397 3303 1270 L 3303 254 C 3303 127 3175 0 3048 0 L 254 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9" draw:text-style-name="P9" draw:layer="layout" svg:width="4.063cm" svg:height="1.523cm" svg:x="10.668cm" svg:y="10.923cm">
          <text:p/>
          <draw:enhanced-geometry draw:mirror-horizontal="false" draw:mirror-vertical="false" drawooo:sub-view-size="4066 1525" draw:text-areas="0 0 ?f0 ?f1" svg:viewBox="0 0 0 0" draw:type="ooxml-non-primitive" draw:enhanced-path="M 0 381 L 3048 381 3048 0 4065 762 3048 1524 3048 1143 0 1143 0 381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9" draw:text-style-name="P9" draw:layer="layout" svg:width="4.063cm" svg:height="1.523cm" svg:x="19.05cm" svg:y="10.415cm">
          <text:p/>
          <draw:enhanced-geometry draw:mirror-horizontal="false" draw:mirror-vertical="false" drawooo:sub-view-size="4066 1525" draw:text-areas="0 0 ?f0 ?f1" svg:viewBox="0 0 0 0" draw:type="ooxml-non-primitive" draw:enhanced-path="M 0 381 L 3048 381 3048 0 4065 762 3048 1524 3048 1143 0 1143 0 381 N">
            <draw:equation draw:name="f0" draw:formula="logwidth"/>
            <draw:equation draw:name="f1" draw:formula="logheight"/>
          </draw:enhanced-geometry>
        </draw:custom-shape>
        <draw:custom-shape draw:name="TextShape 31" draw:style-name="gr2" draw:text-style-name="P3" draw:layer="layout" svg:width="5.333cm" svg:height="3.215cm" svg:x="0.508cm" svg:y="2.54cm">
          <text:p text:style-name="P1"><text:span text:style-name="T1">Data Set</text:span></text:p>
          <text:p text:style-name="P1"><text:span text:style-name="T13"/></text:p>
          <text:p text:style-name="P1"><text:span text:style-name="T2">post-EDA</text:span></text:p>
          <text:p text:style-name="P1"><text:span text:style-name="T13"/></text:p>
          <text:p text:style-name="P1"><text:span text:style-name="T2">clean, impute, transform, reduced data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Ubuntu1" svg:font-family="Ubuntu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8T11:02:57</meta:creation-date>
    <dc:language>en-US</dc:language>
    <dc:date>2017-12-05T23:59:01.498544680</dc:date>
    <meta:editing-cycles>5</meta:editing-cycles>
    <meta:editing-duration>P1DT5H15M30S</meta:editing-duration>
    <meta:generator>LibreOffice/5.1.6.2$Linux_X86_64 LibreOffice_project/10m0$Build-2</meta:generator>
    <meta:document-statistic meta:object-count="39"/>
  </office:meta>
</office:document-meta>
</file>